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6.454cm"/>
    </style:style>
    <style:style style:name="co6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emps en s</text:p>
          </table:table-cell>
          <table:table-cell office:value-type="string" calcext:value-type="string">
            <text:p>(méthode statique)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Plusieurs à travailler sur les pi, refaire tests seu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4 Raspberry Pi</text:p>
          </table:table-cell>
          <table:table-cell office:value-type="string" calcext:value-type="string">
            <text:p>2 Pi 2</text:p>
          </table:table-cell>
          <table:table-cell office:value-type="string" calcext:value-type="string">
            <text:p>2 Pi 3</text:p>
          </table:table-cell>
          <table:table-cell/>
          <table:table-cell table:style-name="ce1" office:value-type="string" calcext:value-type="string" table:number-columns-spanned="3" table:number-rows-spanned="1">
            <text:p>Calculs basées sur param de bas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Nombre processus</text:p>
          </table:table-cell>
          <table:table-cell office:value-type="string" calcext:value-type="string">
            <text:p>Temps exécution</text:p>
          </table:table-cell>
          <table:table-cell office:value-type="string" calcext:value-type="string">
            <text:p>Commentai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3974" calcext:value-type="float">
            <text:p>31,3974</text:p>
          </table:table-cell>
          <table:table-cell office:value-type="string" calcext:value-type="string">
            <text:p>Sur pi 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6623" calcext:value-type="float">
            <text:p>15,662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8411" calcext:value-type="float">
            <text:p>15,841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2429" calcext:value-type="float">
            <text:p>26,242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.5122" calcext:value-type="float">
            <text:p>32,512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4133" calcext:value-type="float">
            <text:p>34,413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.9519" calcext:value-type="float">
            <text:p>35,9519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mps en s</text:p>
          </table:table-cell>
          <table:table-cell office:value-type="string" calcext:value-type="string">
            <text:p>(méthode dynamqiu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Raspberry Pi</text:p>
          </table:table-cell>
          <table:table-cell office:value-type="string" calcext:value-type="string">
            <text:p>2 Pi 2</text:p>
          </table:table-cell>
          <table:table-cell office:value-type="string" calcext:value-type="string">
            <text:p>2 Pi 3</text:p>
          </table:table-cell>
          <table:table-cell/>
          <table:table-cell office:value-type="string" calcext:value-type="string">
            <text:p>Master pi2</text:p>
          </table:table-cell>
          <table:table-cell office:value-type="string" calcext:value-type="string">
            <text:p>&gt; laisser les PI3 en calc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 processus</text:p>
          </table:table-cell>
          <table:table-cell office:value-type="string" calcext:value-type="string">
            <text:p>Temps exécution</text:p>
          </table:table-cell>
          <table:table-cell office:value-type="string" calcext:value-type="string">
            <text:p>Commentair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.853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3420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.7504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.052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7.85704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.9173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emps par processus (méthode statique)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Processus</text:p>
          </table:table-cell>
          <table:table-cell office:value-type="string" calcext:value-type="string">
            <text:p>Temp(s)</text:p>
          </table:table-cell>
        </table:table-row>
        <table:table-row table:style-name="ro1">
          <table:table-cell office:value-type="string" calcext:value-type="string">
            <text:p>Temps rang 0</text:p>
          </table:table-cell>
          <table:table-cell office:value-type="float" office:value="31.3974" calcext:value-type="float">
            <text:p>31,39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proce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15.7513" calcext:value-type="float">
            <text:p>15,7513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5.7513" calcext:value-type="float">
            <text:p>15,75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15.7329" calcext:value-type="float">
            <text:p>15,7329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5.7328" calcext:value-type="float">
            <text:p>15,7328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15.6727" calcext:value-type="float">
            <text:p>15,6727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0.088995" calcext:value-type="float">
            <text:p>0,0889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26.2306" calcext:value-type="float">
            <text:p>26,2306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0.285406" calcext:value-type="float">
            <text:p>0,285406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5.50458" calcext:value-type="float">
            <text:p>5,50458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26.1892" calcext:value-type="float">
            <text:p>26,1892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26.2221" calcext:value-type="float">
            <text:p>26,2221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5.43691" calcext:value-type="float">
            <text:p>5,43691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0.28513" calcext:value-type="float">
            <text:p>0,28513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0.306956" calcext:value-type="float">
            <text:p>0,3069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32.0507" calcext:value-type="float">
            <text:p>32,0507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0.437742" calcext:value-type="float">
            <text:p>0,437742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0.459706" calcext:value-type="float">
            <text:p>0,459706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0.425536" calcext:value-type="float">
            <text:p>0,425536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1.63628" calcext:value-type="float">
            <text:p>1,63628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9.64336" calcext:value-type="float">
            <text:p>9,64336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20.8884" calcext:value-type="float">
            <text:p>20,8884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32.038" calcext:value-type="float">
            <text:p>32,038</text:p>
          </table:table-cell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31.928" calcext:value-type="float">
            <text:p>31,928</text:p>
          </table:table-cell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20.8839" calcext:value-type="float">
            <text:p>20,8839</text:p>
          </table:table-cell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9.52806" calcext:value-type="float">
            <text:p>9,52806</text:p>
          </table:table-cell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1.82558" calcext:value-type="float">
            <text:p>1,82558</text:p>
          </table:table-cell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0.486107" calcext:value-type="float">
            <text:p>0,486107</text:p>
          </table:table-cell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0.40753" calcext:value-type="float">
            <text:p>0,40753</text:p>
          </table:table-cell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0.443632" calcext:value-type="float">
            <text:p>0,443632</text:p>
          </table:table-cell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0.406553" calcext:value-type="float">
            <text:p>0,4065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34.4133" calcext:value-type="float">
            <text:p>34,4133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.0188" calcext:value-type="float">
            <text:p>1,0188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0.975891" calcext:value-type="float">
            <text:p>0,975891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0.966568" calcext:value-type="float">
            <text:p>0,966568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1.01358" calcext:value-type="float">
            <text:p>1,01358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1.0256" calcext:value-type="float">
            <text:p>1,0256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0.972088" calcext:value-type="float">
            <text:p>0,972088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0.948118" calcext:value-type="float">
            <text:p>0,948118</text:p>
          </table:table-cell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1.0035" calcext:value-type="float">
            <text:p>1,0035</text:p>
          </table:table-cell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3.51464" calcext:value-type="float">
            <text:p>3,51464</text:p>
          </table:table-cell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4.71738" calcext:value-type="float">
            <text:p>4,71738</text:p>
          </table:table-cell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15.4864" calcext:value-type="float">
            <text:p>15,4864</text:p>
          </table:table-cell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19.6942" calcext:value-type="float">
            <text:p>19,6942</text:p>
          </table:table-cell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22.9884" calcext:value-type="float">
            <text:p>22,9884</text:p>
          </table:table-cell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30.6404" calcext:value-type="float">
            <text:p>30,6404</text:p>
          </table:table-cell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34.1429" calcext:value-type="float">
            <text:p>34,1429</text:p>
          </table:table-cell>
        </table:table-row>
        <table:table-row table:style-name="ro1">
          <table:table-cell office:value-type="string" calcext:value-type="string">
            <text:p>Rang 16 <text:s/></text:p>
          </table:table-cell>
          <table:table-cell office:value-type="float" office:value="34.3221" calcext:value-type="float">
            <text:p>34,3221</text:p>
          </table:table-cell>
        </table:table-row>
        <table:table-row table:style-name="ro1">
          <table:table-cell office:value-type="string" calcext:value-type="string">
            <text:p>Rang 17 <text:s/></text:p>
          </table:table-cell>
          <table:table-cell office:value-type="float" office:value="30.6362" calcext:value-type="float">
            <text:p>30,6362</text:p>
          </table:table-cell>
        </table:table-row>
        <table:table-row table:style-name="ro1">
          <table:table-cell office:value-type="string" calcext:value-type="string">
            <text:p>Rang 18 <text:s/></text:p>
          </table:table-cell>
          <table:table-cell office:value-type="float" office:value="22.9962" calcext:value-type="float">
            <text:p>22,9962</text:p>
          </table:table-cell>
        </table:table-row>
        <table:table-row table:style-name="ro1">
          <table:table-cell office:value-type="string" calcext:value-type="string">
            <text:p>Rang 19 <text:s/></text:p>
          </table:table-cell>
          <table:table-cell office:value-type="float" office:value="19.829" calcext:value-type="float">
            <text:p>19,829</text:p>
          </table:table-cell>
        </table:table-row>
        <table:table-row table:style-name="ro1">
          <table:table-cell office:value-type="string" calcext:value-type="string">
            <text:p>Rang 20 <text:s/></text:p>
          </table:table-cell>
          <table:table-cell office:value-type="float" office:value="15.492" calcext:value-type="float">
            <text:p>15,492</text:p>
          </table:table-cell>
        </table:table-row>
        <table:table-row table:style-name="ro1">
          <table:table-cell office:value-type="string" calcext:value-type="string">
            <text:p>Rang 21 <text:s/></text:p>
          </table:table-cell>
          <table:table-cell office:value-type="float" office:value="4.67565" calcext:value-type="float">
            <text:p>4,67565</text:p>
          </table:table-cell>
        </table:table-row>
        <table:table-row table:style-name="ro1">
          <table:table-cell office:value-type="string" calcext:value-type="string">
            <text:p>Rang 22 <text:s/></text:p>
          </table:table-cell>
          <table:table-cell office:value-type="float" office:value="3.39243" calcext:value-type="float">
            <text:p>3,39243</text:p>
          </table:table-cell>
        </table:table-row>
        <table:table-row table:style-name="ro1">
          <table:table-cell office:value-type="string" calcext:value-type="string">
            <text:p>Rang 23 <text:s/></text:p>
          </table:table-cell>
          <table:table-cell office:value-type="float" office:value="0.996611" calcext:value-type="float">
            <text:p>0,996611</text:p>
          </table:table-cell>
        </table:table-row>
        <table:table-row table:style-name="ro1">
          <table:table-cell office:value-type="string" calcext:value-type="string">
            <text:p>Rang 24 <text:s/></text:p>
          </table:table-cell>
          <table:table-cell office:value-type="float" office:value="0.959341" calcext:value-type="float">
            <text:p>0,959341</text:p>
          </table:table-cell>
        </table:table-row>
        <table:table-row table:style-name="ro1">
          <table:table-cell office:value-type="string" calcext:value-type="string">
            <text:p>Rang 25 <text:s/></text:p>
          </table:table-cell>
          <table:table-cell office:value-type="float" office:value="1.00923" calcext:value-type="float">
            <text:p>1,00923</text:p>
          </table:table-cell>
        </table:table-row>
        <table:table-row table:style-name="ro1">
          <table:table-cell office:value-type="string" calcext:value-type="string">
            <text:p>Rang 26 <text:s/></text:p>
          </table:table-cell>
          <table:table-cell office:value-type="float" office:value="0.90576" calcext:value-type="float">
            <text:p>0,90576</text:p>
          </table:table-cell>
        </table:table-row>
        <table:table-row table:style-name="ro1">
          <table:table-cell office:value-type="string" calcext:value-type="string">
            <text:p>Rang 27 <text:s/></text:p>
          </table:table-cell>
          <table:table-cell office:value-type="float" office:value="1.05753" calcext:value-type="float">
            <text:p>1,05753</text:p>
          </table:table-cell>
        </table:table-row>
        <table:table-row table:style-name="ro1">
          <table:table-cell office:value-type="string" calcext:value-type="string">
            <text:p>Rang 28 <text:s/></text:p>
          </table:table-cell>
          <table:table-cell office:value-type="float" office:value="0.949619" calcext:value-type="float">
            <text:p>0,949619</text:p>
          </table:table-cell>
        </table:table-row>
        <table:table-row table:style-name="ro1">
          <table:table-cell office:value-type="string" calcext:value-type="string">
            <text:p>Rang 29 <text:s/></text:p>
          </table:table-cell>
          <table:table-cell office:value-type="float" office:value="0.958369" calcext:value-type="float">
            <text:p>0,958369</text:p>
          </table:table-cell>
        </table:table-row>
        <table:table-row table:style-name="ro1">
          <table:table-cell office:value-type="string" calcext:value-type="string">
            <text:p>Rang 30 </text:p>
          </table:table-cell>
          <table:table-cell office:value-type="float" office:value="0.923203" calcext:value-type="float">
            <text:p>0,923203</text:p>
          </table:table-cell>
        </table:table-row>
        <table:table-row table:style-name="ro1">
          <table:table-cell office:value-type="string" calcext:value-type="string">
            <text:p>Rang 31 <text:s/></text:p>
          </table:table-cell>
          <table:table-cell office:value-type="float" office:value="0.958034" calcext:value-type="float">
            <text:p>0,9580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4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35.9519" calcext:value-type="float">
            <text:p>35,9519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.92488" calcext:value-type="float">
            <text:p>1,92488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1.74565" calcext:value-type="float">
            <text:p>1,74565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1.8763" calcext:value-type="float">
            <text:p>1,8763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1.75187" calcext:value-type="float">
            <text:p>1,75187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1.7625" calcext:value-type="float">
            <text:p>1,7625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1.74943" calcext:value-type="float">
            <text:p>1,74943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1.76285" calcext:value-type="float">
            <text:p>1,76285</text:p>
          </table:table-cell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1.7701" calcext:value-type="float">
            <text:p>1,7701</text:p>
          </table:table-cell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1.73077" calcext:value-type="float">
            <text:p>1,73077</text:p>
          </table:table-cell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1.73791" calcext:value-type="float">
            <text:p>1,73791</text:p>
          </table:table-cell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1.76492" calcext:value-type="float">
            <text:p>1,76492</text:p>
          </table:table-cell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1.75675" calcext:value-type="float">
            <text:p>1,75675</text:p>
          </table:table-cell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1.78494" calcext:value-type="float">
            <text:p>1,78494</text:p>
          </table:table-cell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1.78538" calcext:value-type="float">
            <text:p>1,78538</text:p>
          </table:table-cell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1.8412" calcext:value-type="float">
            <text:p>1,8412</text:p>
          </table:table-cell>
        </table:table-row>
        <table:table-row table:style-name="ro1">
          <table:table-cell office:value-type="string" calcext:value-type="string">
            <text:p>Rang 16 <text:s/></text:p>
          </table:table-cell>
          <table:table-cell office:value-type="float" office:value="1.75931" calcext:value-type="float">
            <text:p>1,75931</text:p>
          </table:table-cell>
        </table:table-row>
        <table:table-row table:style-name="ro1">
          <table:table-cell office:value-type="string" calcext:value-type="string">
            <text:p>Rang 17 <text:s/></text:p>
          </table:table-cell>
          <table:table-cell office:value-type="float" office:value="1.75268" calcext:value-type="float">
            <text:p>1,75268</text:p>
          </table:table-cell>
        </table:table-row>
        <table:table-row table:style-name="ro1">
          <table:table-cell office:value-type="string" calcext:value-type="string">
            <text:p>Rang 18 <text:s/></text:p>
          </table:table-cell>
          <table:table-cell office:value-type="float" office:value="1.94618" calcext:value-type="float">
            <text:p>1,94618</text:p>
          </table:table-cell>
        </table:table-row>
        <table:table-row table:style-name="ro1">
          <table:table-cell office:value-type="string" calcext:value-type="string">
            <text:p>Rang 19 <text:s/></text:p>
          </table:table-cell>
          <table:table-cell office:value-type="float" office:value="3.64396" calcext:value-type="float">
            <text:p>3,64396</text:p>
          </table:table-cell>
        </table:table-row>
        <table:table-row table:style-name="ro1">
          <table:table-cell office:value-type="string" calcext:value-type="string">
            <text:p>Rang 20 <text:s/></text:p>
          </table:table-cell>
          <table:table-cell office:value-type="float" office:value="5.30443" calcext:value-type="float">
            <text:p>5,30443</text:p>
          </table:table-cell>
        </table:table-row>
        <table:table-row table:style-name="ro1">
          <table:table-cell office:value-type="string" calcext:value-type="string">
            <text:p>Rang 21 <text:s/></text:p>
          </table:table-cell>
          <table:table-cell office:value-type="float" office:value="5.05324" calcext:value-type="float">
            <text:p>5,05324</text:p>
          </table:table-cell>
        </table:table-row>
        <table:table-row table:style-name="ro1">
          <table:table-cell office:value-type="string" calcext:value-type="string">
            <text:p>Rang 22 <text:s/></text:p>
          </table:table-cell>
          <table:table-cell office:value-type="float" office:value="5.55929" calcext:value-type="float">
            <text:p>5,55929</text:p>
          </table:table-cell>
        </table:table-row>
        <table:table-row table:style-name="ro1">
          <table:table-cell office:value-type="string" calcext:value-type="string">
            <text:p>Rang 23 <text:s/></text:p>
          </table:table-cell>
          <table:table-cell office:value-type="float" office:value="12.9168" calcext:value-type="float">
            <text:p>12,9168</text:p>
          </table:table-cell>
        </table:table-row>
        <table:table-row table:style-name="ro1">
          <table:table-cell office:value-type="string" calcext:value-type="string">
            <text:p>Rang 24 <text:s/></text:p>
          </table:table-cell>
          <table:table-cell office:value-type="float" office:value="19.2181" calcext:value-type="float">
            <text:p>19,2181</text:p>
          </table:table-cell>
        </table:table-row>
        <table:table-row table:style-name="ro1">
          <table:table-cell office:value-type="string" calcext:value-type="string">
            <text:p>Rang 25 <text:s/></text:p>
          </table:table-cell>
          <table:table-cell office:value-type="float" office:value="19.9764" calcext:value-type="float">
            <text:p>19,9764</text:p>
          </table:table-cell>
        </table:table-row>
        <table:table-row table:style-name="ro1">
          <table:table-cell office:value-type="string" calcext:value-type="string">
            <text:p>Rang 26 <text:s/></text:p>
          </table:table-cell>
          <table:table-cell office:value-type="float" office:value="22.0865" calcext:value-type="float">
            <text:p>22,0865</text:p>
          </table:table-cell>
        </table:table-row>
        <table:table-row table:style-name="ro1">
          <table:table-cell office:value-type="string" calcext:value-type="string">
            <text:p>Rang 27 <text:s/></text:p>
          </table:table-cell>
          <table:table-cell office:value-type="float" office:value="21.1735" calcext:value-type="float">
            <text:p>21,1735</text:p>
          </table:table-cell>
        </table:table-row>
        <table:table-row table:style-name="ro1">
          <table:table-cell office:value-type="string" calcext:value-type="string">
            <text:p>Rang 28 <text:s/></text:p>
          </table:table-cell>
          <table:table-cell office:value-type="float" office:value="24.4458" calcext:value-type="float">
            <text:p>24,4458</text:p>
          </table:table-cell>
        </table:table-row>
        <table:table-row table:style-name="ro1">
          <table:table-cell office:value-type="string" calcext:value-type="string">
            <text:p>Rang 29 <text:s/></text:p>
          </table:table-cell>
          <table:table-cell office:value-type="float" office:value="26.3934" calcext:value-type="float">
            <text:p>26,3934</text:p>
          </table:table-cell>
        </table:table-row>
        <table:table-row table:style-name="ro1">
          <table:table-cell office:value-type="string" calcext:value-type="string">
            <text:p>Rang 30 <text:s/></text:p>
          </table:table-cell>
          <table:table-cell office:value-type="float" office:value="29.2541" calcext:value-type="float">
            <text:p>29,2541</text:p>
          </table:table-cell>
        </table:table-row>
        <table:table-row table:style-name="ro1">
          <table:table-cell office:value-type="string" calcext:value-type="string">
            <text:p>Rang 31 <text:s/></text:p>
          </table:table-cell>
          <table:table-cell office:value-type="float" office:value="34.5554" calcext:value-type="float">
            <text:p>34,5554</text:p>
          </table:table-cell>
        </table:table-row>
        <table:table-row table:style-name="ro1">
          <table:table-cell office:value-type="string" calcext:value-type="string">
            <text:p>Rang 32 <text:s/></text:p>
          </table:table-cell>
          <table:table-cell office:value-type="float" office:value="35.8935" calcext:value-type="float">
            <text:p>35,8935</text:p>
          </table:table-cell>
        </table:table-row>
        <table:table-row table:style-name="ro1">
          <table:table-cell office:value-type="string" calcext:value-type="string">
            <text:p>Rang 33 <text:s/></text:p>
          </table:table-cell>
          <table:table-cell office:value-type="float" office:value="32.8473" calcext:value-type="float">
            <text:p>32,8473</text:p>
          </table:table-cell>
        </table:table-row>
        <table:table-row table:style-name="ro1">
          <table:table-cell office:value-type="string" calcext:value-type="string">
            <text:p>Rang 34 <text:s/></text:p>
          </table:table-cell>
          <table:table-cell office:value-type="float" office:value="31.4451" calcext:value-type="float">
            <text:p>31,4451</text:p>
          </table:table-cell>
        </table:table-row>
        <table:table-row table:style-name="ro1">
          <table:table-cell office:value-type="string" calcext:value-type="string">
            <text:p>Rang 35 <text:s/></text:p>
          </table:table-cell>
          <table:table-cell office:value-type="float" office:value="34.3968" calcext:value-type="float">
            <text:p>34,3968</text:p>
          </table:table-cell>
        </table:table-row>
        <table:table-row table:style-name="ro1">
          <table:table-cell office:value-type="string" calcext:value-type="string">
            <text:p>Rang 36 <text:s/></text:p>
          </table:table-cell>
          <table:table-cell office:value-type="float" office:value="32.1437" calcext:value-type="float">
            <text:p>32,1437</text:p>
          </table:table-cell>
        </table:table-row>
        <table:table-row table:style-name="ro1">
          <table:table-cell office:value-type="string" calcext:value-type="string">
            <text:p>Rang 37 <text:s/></text:p>
          </table:table-cell>
          <table:table-cell office:value-type="float" office:value="27.7303" calcext:value-type="float">
            <text:p>27,7303</text:p>
          </table:table-cell>
        </table:table-row>
        <table:table-row table:style-name="ro1">
          <table:table-cell office:value-type="string" calcext:value-type="string">
            <text:p>Rang 38 <text:s/></text:p>
          </table:table-cell>
          <table:table-cell office:value-type="float" office:value="24.1428" calcext:value-type="float">
            <text:p>24,1428</text:p>
          </table:table-cell>
        </table:table-row>
        <table:table-row table:style-name="ro1">
          <table:table-cell office:value-type="string" calcext:value-type="string">
            <text:p>Rang 39 <text:s/></text:p>
          </table:table-cell>
          <table:table-cell office:value-type="float" office:value="20.3076" calcext:value-type="float">
            <text:p>20,3076</text:p>
          </table:table-cell>
        </table:table-row>
        <table:table-row table:style-name="ro1">
          <table:table-cell office:value-type="string" calcext:value-type="string">
            <text:p>Rang 40 <text:s/></text:p>
          </table:table-cell>
          <table:table-cell office:value-type="float" office:value="21.4587" calcext:value-type="float">
            <text:p>21,4587</text:p>
          </table:table-cell>
        </table:table-row>
        <table:table-row table:style-name="ro1">
          <table:table-cell office:value-type="string" calcext:value-type="string">
            <text:p>Rang 41 <text:s/></text:p>
          </table:table-cell>
          <table:table-cell office:value-type="float" office:value="19.4475" calcext:value-type="float">
            <text:p>19,4475</text:p>
          </table:table-cell>
        </table:table-row>
        <table:table-row table:style-name="ro1">
          <table:table-cell office:value-type="string" calcext:value-type="string">
            <text:p>Rang 42 <text:s/></text:p>
          </table:table-cell>
          <table:table-cell office:value-type="float" office:value="16.3868" calcext:value-type="float">
            <text:p>16,3868</text:p>
          </table:table-cell>
        </table:table-row>
        <table:table-row table:style-name="ro1">
          <table:table-cell office:value-type="string" calcext:value-type="string">
            <text:p>Rang 43 <text:s/></text:p>
          </table:table-cell>
          <table:table-cell office:value-type="float" office:value="10.6325" calcext:value-type="float">
            <text:p>10,6325</text:p>
          </table:table-cell>
        </table:table-row>
        <table:table-row table:style-name="ro1">
          <table:table-cell office:value-type="string" calcext:value-type="string">
            <text:p>Rang 44 <text:s/></text:p>
          </table:table-cell>
          <table:table-cell office:value-type="float" office:value="4.58444" calcext:value-type="float">
            <text:p>4,58444</text:p>
          </table:table-cell>
        </table:table-row>
        <table:table-row table:style-name="ro1">
          <table:table-cell office:value-type="string" calcext:value-type="string">
            <text:p>Rang 45 <text:s/></text:p>
          </table:table-cell>
          <table:table-cell office:value-type="float" office:value="5.78865" calcext:value-type="float">
            <text:p>5,78865</text:p>
          </table:table-cell>
        </table:table-row>
        <table:table-row table:style-name="ro1">
          <table:table-cell office:value-type="string" calcext:value-type="string">
            <text:p>Rang 46 <text:s/></text:p>
          </table:table-cell>
          <table:table-cell office:value-type="float" office:value="5.2344" calcext:value-type="float">
            <text:p>5,2344</text:p>
          </table:table-cell>
        </table:table-row>
        <table:table-row table:style-name="ro1">
          <table:table-cell office:value-type="string" calcext:value-type="string">
            <text:p>Rang 47 <text:s/></text:p>
          </table:table-cell>
          <table:table-cell office:value-type="float" office:value="2.6612" calcext:value-type="float">
            <text:p>2,6612</text:p>
          </table:table-cell>
        </table:table-row>
        <table:table-row table:style-name="ro1">
          <table:table-cell office:value-type="string" calcext:value-type="string">
            <text:p>Rang 48 <text:s/></text:p>
          </table:table-cell>
          <table:table-cell office:value-type="float" office:value="1.80956" calcext:value-type="float">
            <text:p>1,80956</text:p>
          </table:table-cell>
        </table:table-row>
        <table:table-row table:style-name="ro1">
          <table:table-cell office:value-type="string" calcext:value-type="string">
            <text:p>Rang 49 <text:s/></text:p>
          </table:table-cell>
          <table:table-cell office:value-type="float" office:value="1.65771" calcext:value-type="float">
            <text:p>1,65771</text:p>
          </table:table-cell>
        </table:table-row>
        <table:table-row table:style-name="ro1">
          <table:table-cell office:value-type="string" calcext:value-type="string">
            <text:p>Rang 50 <text:s/></text:p>
          </table:table-cell>
          <table:table-cell office:value-type="float" office:value="1.66507" calcext:value-type="float">
            <text:p>1,66507</text:p>
          </table:table-cell>
        </table:table-row>
        <table:table-row table:style-name="ro1">
          <table:table-cell office:value-type="string" calcext:value-type="string">
            <text:p>Rang 51 <text:s/></text:p>
          </table:table-cell>
          <table:table-cell office:value-type="float" office:value="1.7633" calcext:value-type="float">
            <text:p>1,7633</text:p>
          </table:table-cell>
        </table:table-row>
        <table:table-row table:style-name="ro1">
          <table:table-cell office:value-type="string" calcext:value-type="string">
            <text:p>Rang 52 <text:s/></text:p>
          </table:table-cell>
          <table:table-cell office:value-type="float" office:value="1.81986" calcext:value-type="float">
            <text:p>1,81986</text:p>
          </table:table-cell>
        </table:table-row>
        <table:table-row table:style-name="ro1">
          <table:table-cell office:value-type="string" calcext:value-type="string">
            <text:p>Rang 53 <text:s/></text:p>
          </table:table-cell>
          <table:table-cell office:value-type="float" office:value="1.78704" calcext:value-type="float">
            <text:p>1,78704</text:p>
          </table:table-cell>
        </table:table-row>
        <table:table-row table:style-name="ro1">
          <table:table-cell office:value-type="string" calcext:value-type="string">
            <text:p>Rang 54 <text:s/></text:p>
          </table:table-cell>
          <table:table-cell office:value-type="float" office:value="1.71937" calcext:value-type="float">
            <text:p>1,71937</text:p>
          </table:table-cell>
        </table:table-row>
        <table:table-row table:style-name="ro1">
          <table:table-cell office:value-type="string" calcext:value-type="string">
            <text:p>Rang 55 <text:s/></text:p>
          </table:table-cell>
          <table:table-cell office:value-type="float" office:value="1.66335" calcext:value-type="float">
            <text:p>1,66335</text:p>
          </table:table-cell>
        </table:table-row>
        <table:table-row table:style-name="ro1">
          <table:table-cell office:value-type="string" calcext:value-type="string">
            <text:p>Rang 56 <text:s/></text:p>
          </table:table-cell>
          <table:table-cell office:value-type="float" office:value="1.72966" calcext:value-type="float">
            <text:p>1,72966</text:p>
          </table:table-cell>
        </table:table-row>
        <table:table-row table:style-name="ro1">
          <table:table-cell office:value-type="string" calcext:value-type="string">
            <text:p>Rang 57 <text:s/></text:p>
          </table:table-cell>
          <table:table-cell office:value-type="float" office:value="1.78782" calcext:value-type="float">
            <text:p>1,78782</text:p>
          </table:table-cell>
        </table:table-row>
        <table:table-row table:style-name="ro1">
          <table:table-cell office:value-type="string" calcext:value-type="string">
            <text:p>Rang 58 <text:s/></text:p>
          </table:table-cell>
          <table:table-cell office:value-type="float" office:value="1.73848" calcext:value-type="float">
            <text:p>1,73848</text:p>
          </table:table-cell>
        </table:table-row>
        <table:table-row table:style-name="ro1">
          <table:table-cell office:value-type="string" calcext:value-type="string">
            <text:p>Rang 59 <text:s/></text:p>
          </table:table-cell>
          <table:table-cell office:value-type="float" office:value="1.70395" calcext:value-type="float">
            <text:p>1,70395</text:p>
          </table:table-cell>
        </table:table-row>
        <table:table-row table:style-name="ro1">
          <table:table-cell office:value-type="string" calcext:value-type="string">
            <text:p>Rang 60 <text:s/></text:p>
          </table:table-cell>
          <table:table-cell office:value-type="float" office:value="1.66494" calcext:value-type="float">
            <text:p>1,66494</text:p>
          </table:table-cell>
        </table:table-row>
        <table:table-row table:style-name="ro1">
          <table:table-cell office:value-type="string" calcext:value-type="string">
            <text:p>Rang 61 <text:s/></text:p>
          </table:table-cell>
          <table:table-cell office:value-type="float" office:value="1.68605" calcext:value-type="float">
            <text:p>1,68605</text:p>
          </table:table-cell>
        </table:table-row>
        <table:table-row table:style-name="ro1">
          <table:table-cell office:value-type="string" calcext:value-type="string">
            <text:p>Rang 62 <text:s/></text:p>
          </table:table-cell>
          <table:table-cell office:value-type="float" office:value="1.76146" calcext:value-type="float">
            <text:p>1,76146</text:p>
          </table:table-cell>
        </table:table-row>
        <table:table-row table:style-name="ro1">
          <table:table-cell office:value-type="string" calcext:value-type="string">
            <text:p>Rang 63 <text:s/></text:p>
          </table:table-cell>
          <table:table-cell office:value-type="float" office:value="1.65524" calcext:value-type="float">
            <text:p>1,65524</text:p>
          </table:table-cell>
        </table:table-row>
      </table:table>
      <table:table table:name="Feuille3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mps par processus (méthode dynamique)</text:p>
          </table:table-cell>
          <table:covered-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2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8.8534 sec</text:p>
          </table:table-cell>
          <table:table-cell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8.8533 se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6.34205 sec</text:p>
          </table:table-cell>
          <table:table-cell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6.34072 sec</text:p>
          </table:table-cell>
          <table:table-cell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6.3296 sec</text:p>
          </table:table-cell>
          <table:table-cell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6.34243 se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5.63118 sec</text:p>
          </table:table-cell>
          <table:table-cell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5.60254 sec</text:p>
          </table:table-cell>
          <table:table-cell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5.62087 sec</text:p>
          </table:table-cell>
          <table:table-cell/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5.61722 sec</text:p>
          </table:table-cell>
          <table:table-cell/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5.62623 sec</text:p>
          </table:table-cell>
          <table:table-cell/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5.68571 sec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5.75047 sec</text:p>
          </table:table-cell>
          <table:table-cell/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5.74083 se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6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5.4347 sec</text:p>
          </table:table-cell>
          <table:table-cell/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string" calcext:value-type="string">
            <text:p><text:s/>5.42628 sec</text:p>
          </table:table-cell>
          <table:table-cell/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string" calcext:value-type="string">
            <text:p><text:s/>5.43366 sec</text:p>
          </table:table-cell>
          <table:table-cell/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string" calcext:value-type="string">
            <text:p><text:s/>5.43843 sec</text:p>
          </table:table-cell>
          <table:table-cell/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5.48253 sec</text:p>
          </table:table-cell>
          <table:table-cell/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string" calcext:value-type="string">
            <text:p><text:s/>5.46507 sec</text:p>
          </table:table-cell>
          <table:table-cell/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string" calcext:value-type="string">
            <text:p><text:s/>5.46966 sec</text:p>
          </table:table-cell>
          <table:table-cell/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string" calcext:value-type="string">
            <text:p><text:s/>5.55317 sec</text:p>
          </table:table-cell>
          <table:table-cell/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5.56254 sec</text:p>
          </table:table-cell>
          <table:table-cell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5.59786 sec</text:p>
          </table:table-cell>
          <table:table-cell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5.65845 sec</text:p>
          </table:table-cell>
          <table:table-cell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5.70114 sec</text:p>
          </table:table-cell>
          <table:table-cell/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string" calcext:value-type="string">
            <text:p><text:s/>5.79821 sec</text:p>
          </table:table-cell>
          <table:table-cell/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string" calcext:value-type="string">
            <text:p><text:s/>5.97251 sec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6.0526 sec</text:p>
          </table:table-cell>
          <table:table-cell/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6.03579 se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2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2 | Temps total de calcul </text:p>
          </table:table-cell>
          <table:table-cell office:value-type="string" calcext:value-type="string">
            <text:p><text:s/>4.99509 sec</text:p>
          </table:table-cell>
          <table:table-cell/>
        </table:table-row>
        <table:table-row table:style-name="ro1">
          <table:table-cell office:value-type="string" calcext:value-type="string">
            <text:p>Rang 23 | Temps total de calcul </text:p>
          </table:table-cell>
          <table:table-cell office:value-type="string" calcext:value-type="string">
            <text:p><text:s/>5.00266 sec</text:p>
          </table:table-cell>
          <table:table-cell/>
        </table:table-row>
        <table:table-row table:style-name="ro1">
          <table:table-cell office:value-type="string" calcext:value-type="string">
            <text:p>Rang 20 | Temps total de calcul </text:p>
          </table:table-cell>
          <table:table-cell office:value-type="string" calcext:value-type="string">
            <text:p><text:s/>5.05582 sec</text:p>
          </table:table-cell>
          <table:table-cell/>
        </table:table-row>
        <table:table-row table:style-name="ro1">
          <table:table-cell office:value-type="string" calcext:value-type="string">
            <text:p>Rang 18 | Temps total de calcul </text:p>
          </table:table-cell>
          <table:table-cell office:value-type="string" calcext:value-type="string">
            <text:p><text:s/>5.10028 sec</text:p>
          </table:table-cell>
          <table:table-cell/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5.1807 sec</text:p>
          </table:table-cell>
          <table:table-cell/>
        </table:table-row>
        <table:table-row table:style-name="ro1">
          <table:table-cell office:value-type="string" calcext:value-type="string">
            <text:p>Rang 31 | Temps total de calcul </text:p>
          </table:table-cell>
          <table:table-cell office:value-type="string" calcext:value-type="string">
            <text:p><text:s/>5.07327 sec</text:p>
          </table:table-cell>
          <table:table-cell/>
        </table:table-row>
        <table:table-row table:style-name="ro1">
          <table:table-cell office:value-type="string" calcext:value-type="string">
            <text:p>Rang 17 | Temps total de calcul </text:p>
          </table:table-cell>
          <table:table-cell office:value-type="string" calcext:value-type="string">
            <text:p><text:s/>5.14252 sec</text:p>
          </table:table-cell>
          <table:table-cell/>
        </table:table-row>
        <table:table-row table:style-name="ro1">
          <table:table-cell office:value-type="string" calcext:value-type="string">
            <text:p>Rang 16 | Temps total de calcul </text:p>
          </table:table-cell>
          <table:table-cell office:value-type="string" calcext:value-type="string">
            <text:p><text:s/>5.13928 sec</text:p>
          </table:table-cell>
          <table:table-cell/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string" calcext:value-type="string">
            <text:p><text:s/>5.20905 sec</text:p>
          </table:table-cell>
          <table:table-cell/>
        </table:table-row>
        <table:table-row table:style-name="ro1">
          <table:table-cell office:value-type="string" calcext:value-type="string">
            <text:p>Rang 29 | Temps total de calcul </text:p>
          </table:table-cell>
          <table:table-cell office:value-type="string" calcext:value-type="string">
            <text:p><text:s/>5.22463 sec</text:p>
          </table:table-cell>
          <table:table-cell/>
        </table:table-row>
        <table:table-row table:style-name="ro1">
          <table:table-cell office:value-type="string" calcext:value-type="string">
            <text:p>Rang 25 | Temps total de calcul </text:p>
          </table:table-cell>
          <table:table-cell office:value-type="string" calcext:value-type="string">
            <text:p><text:s/>5.29208 sec</text:p>
          </table:table-cell>
          <table:table-cell/>
        </table:table-row>
        <table:table-row table:style-name="ro1">
          <table:table-cell office:value-type="string" calcext:value-type="string">
            <text:p>Rang 19 | Temps total de calcul </text:p>
          </table:table-cell>
          <table:table-cell office:value-type="string" calcext:value-type="string">
            <text:p><text:s/>5.33486 sec</text:p>
          </table:table-cell>
          <table:table-cell/>
        </table:table-row>
        <table:table-row table:style-name="ro1">
          <table:table-cell office:value-type="string" calcext:value-type="string">
            <text:p>Rang 21 | Temps total de calcul </text:p>
          </table:table-cell>
          <table:table-cell office:value-type="string" calcext:value-type="string">
            <text:p><text:s/>5.34894 sec</text:p>
          </table:table-cell>
          <table:table-cell/>
        </table:table-row>
        <table:table-row table:style-name="ro1">
          <table:table-cell office:value-type="string" calcext:value-type="string">
            <text:p>Rang 24 | Temps total de calcul </text:p>
          </table:table-cell>
          <table:table-cell office:value-type="string" calcext:value-type="string">
            <text:p><text:s/>5.32451 sec</text:p>
          </table:table-cell>
          <table:table-cell/>
        </table:table-row>
        <table:table-row table:style-name="ro1">
          <table:table-cell office:value-type="string" calcext:value-type="string">
            <text:p>Rang 30 | Temps total de calcul </text:p>
          </table:table-cell>
          <table:table-cell office:value-type="string" calcext:value-type="string">
            <text:p><text:s/>5.3231 sec</text:p>
          </table:table-cell>
          <table:table-cell/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string" calcext:value-type="string">
            <text:p><text:s/>5.43309 sec</text:p>
          </table:table-cell>
          <table:table-cell/>
        </table:table-row>
        <table:table-row table:style-name="ro1">
          <table:table-cell office:value-type="string" calcext:value-type="string">
            <text:p>Rang 26 | Temps total de calcul </text:p>
          </table:table-cell>
          <table:table-cell office:value-type="string" calcext:value-type="string">
            <text:p><text:s/>5.62405 sec</text:p>
          </table:table-cell>
          <table:table-cell/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string" calcext:value-type="string">
            <text:p><text:s/>5.81788 sec</text:p>
          </table:table-cell>
          <table:table-cell/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string" calcext:value-type="string">
            <text:p><text:s/>5.80407 sec</text:p>
          </table:table-cell>
          <table:table-cell/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string" calcext:value-type="string">
            <text:p><text:s/>6.70861 sec</text:p>
          </table:table-cell>
          <table:table-cell/>
        </table:table-row>
        <table:table-row table:style-name="ro1">
          <table:table-cell office:value-type="string" calcext:value-type="string">
            <text:p>Rang 27 | Temps total de calcul </text:p>
          </table:table-cell>
          <table:table-cell office:value-type="string" calcext:value-type="string">
            <text:p><text:s/>6.73848 sec</text:p>
          </table:table-cell>
          <table:table-cell/>
        </table:table-row>
        <table:table-row table:style-name="ro1">
          <table:table-cell office:value-type="string" calcext:value-type="string">
            <text:p>Rang 28 | Temps total de calcul </text:p>
          </table:table-cell>
          <table:table-cell office:value-type="string" calcext:value-type="string">
            <text:p><text:s/>6.88634 sec</text:p>
          </table:table-cell>
          <table:table-cell/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string" calcext:value-type="string">
            <text:p><text:s/>7.09781 sec</text:p>
          </table:table-cell>
          <table:table-cell/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string" calcext:value-type="string">
            <text:p><text:s/>7.25405 sec</text:p>
          </table:table-cell>
          <table:table-cell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7.34691 sec</text:p>
          </table:table-cell>
          <table:table-cell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7.41485 sec</text:p>
          </table:table-cell>
          <table:table-cell/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string" calcext:value-type="string">
            <text:p><text:s/>7.40309 sec</text:p>
          </table:table-cell>
          <table:table-cell/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7.57378 sec</text:p>
          </table:table-cell>
          <table:table-cell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7.73194 sec</text:p>
          </table:table-cell>
          <table:table-cell/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7.76748 sec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7.85704 sec</text:p>
          </table:table-cell>
          <table:table-cell/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7.86028 se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4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6 | Temps total de calcul </text:p>
          </table:table-cell>
          <table:table-cell office:value-type="string" calcext:value-type="string">
            <text:p><text:s/>2.63382 sec</text:p>
          </table:table-cell>
          <table:table-cell/>
        </table:table-row>
        <table:table-row table:style-name="ro1">
          <table:table-cell office:value-type="string" calcext:value-type="string">
            <text:p>Rang 17 | Temps total de calcul </text:p>
          </table:table-cell>
          <table:table-cell office:value-type="string" calcext:value-type="string">
            <text:p><text:s/>2.67234 sec</text:p>
          </table:table-cell>
          <table:table-cell/>
        </table:table-row>
        <table:table-row table:style-name="ro1">
          <table:table-cell office:value-type="string" calcext:value-type="string">
            <text:p>Rang 22 | Temps total de calcul </text:p>
          </table:table-cell>
          <table:table-cell office:value-type="string" calcext:value-type="string">
            <text:p><text:s/>2.66858 sec</text:p>
          </table:table-cell>
          <table:table-cell/>
        </table:table-row>
        <table:table-row table:style-name="ro1">
          <table:table-cell office:value-type="string" calcext:value-type="string">
            <text:p>Rang 24 | Temps total de calcul </text:p>
          </table:table-cell>
          <table:table-cell office:value-type="string" calcext:value-type="string">
            <text:p><text:s/>2.68008 sec</text:p>
          </table:table-cell>
          <table:table-cell/>
        </table:table-row>
        <table:table-row table:style-name="ro1">
          <table:table-cell office:value-type="string" calcext:value-type="string">
            <text:p>Rang 25 | Temps total de calcul </text:p>
          </table:table-cell>
          <table:table-cell office:value-type="string" calcext:value-type="string">
            <text:p><text:s/>2.68344 sec</text:p>
          </table:table-cell>
          <table:table-cell/>
        </table:table-row>
        <table:table-row table:style-name="ro1">
          <table:table-cell office:value-type="string" calcext:value-type="string">
            <text:p>Rang 21 | Temps total de calcul </text:p>
          </table:table-cell>
          <table:table-cell office:value-type="string" calcext:value-type="string">
            <text:p><text:s/>2.74484 sec</text:p>
          </table:table-cell>
          <table:table-cell/>
        </table:table-row>
        <table:table-row table:style-name="ro1">
          <table:table-cell office:value-type="string" calcext:value-type="string">
            <text:p>Rang 29 | Temps total de calcul </text:p>
          </table:table-cell>
          <table:table-cell office:value-type="string" calcext:value-type="string">
            <text:p><text:s/>2.72115 sec</text:p>
          </table:table-cell>
          <table:table-cell/>
        </table:table-row>
        <table:table-row table:style-name="ro1">
          <table:table-cell office:value-type="string" calcext:value-type="string">
            <text:p>Rang 20 | Temps total de calcul </text:p>
          </table:table-cell>
          <table:table-cell office:value-type="string" calcext:value-type="string">
            <text:p><text:s/>2.75312 sec</text:p>
          </table:table-cell>
          <table:table-cell/>
        </table:table-row>
        <table:table-row table:style-name="ro1">
          <table:table-cell office:value-type="string" calcext:value-type="string">
            <text:p>Rang 23 | Temps total de calcul </text:p>
          </table:table-cell>
          <table:table-cell office:value-type="string" calcext:value-type="string">
            <text:p><text:s/>2.78779 sec</text:p>
          </table:table-cell>
          <table:table-cell/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string" calcext:value-type="string">
            <text:p><text:s/>2.84597 sec</text:p>
          </table:table-cell>
          <table:table-cell/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string" calcext:value-type="string">
            <text:p><text:s/>2.878 sec</text:p>
          </table:table-cell>
          <table:table-cell/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string" calcext:value-type="string">
            <text:p><text:s/>2.87788 sec</text:p>
          </table:table-cell>
          <table:table-cell/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string" calcext:value-type="string">
            <text:p><text:s/>2.90154 sec</text:p>
          </table:table-cell>
          <table:table-cell/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string" calcext:value-type="string">
            <text:p><text:s/>2.92439 sec</text:p>
          </table:table-cell>
          <table:table-cell/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string" calcext:value-type="string">
            <text:p><text:s/>2.92236 sec</text:p>
          </table:table-cell>
          <table:table-cell/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string" calcext:value-type="string">
            <text:p><text:s/>2.91178 sec</text:p>
          </table:table-cell>
          <table:table-cell/>
        </table:table-row>
        <table:table-row table:style-name="ro1">
          <table:table-cell office:value-type="string" calcext:value-type="string">
            <text:p>Rang 19 | Temps total de calcul </text:p>
          </table:table-cell>
          <table:table-cell office:value-type="string" calcext:value-type="string">
            <text:p><text:s/>2.93605 sec</text:p>
          </table:table-cell>
          <table:table-cell/>
        </table:table-row>
        <table:table-row table:style-name="ro1">
          <table:table-cell office:value-type="string" calcext:value-type="string">
            <text:p>Rang 16 | Temps total de calcul </text:p>
          </table:table-cell>
          <table:table-cell office:value-type="string" calcext:value-type="string">
            <text:p><text:s/>2.97436 sec</text:p>
          </table:table-cell>
          <table:table-cell/>
        </table:table-row>
        <table:table-row table:style-name="ro1">
          <table:table-cell office:value-type="string" calcext:value-type="string">
            <text:p>Rang 18 | Temps total de calcul </text:p>
          </table:table-cell>
          <table:table-cell office:value-type="string" calcext:value-type="string">
            <text:p><text:s/>2.94376 sec</text:p>
          </table:table-cell>
          <table:table-cell/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3.15154 sec</text:p>
          </table:table-cell>
          <table:table-cell/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string" calcext:value-type="string">
            <text:p><text:s/>3.13495 sec</text:p>
          </table:table-cell>
          <table:table-cell/>
        </table:table-row>
        <table:table-row table:style-name="ro1">
          <table:table-cell office:value-type="string" calcext:value-type="string">
            <text:p>Rang 30 | Temps total de calcul </text:p>
          </table:table-cell>
          <table:table-cell office:value-type="string" calcext:value-type="string">
            <text:p><text:s/>3.23754 sec</text:p>
          </table:table-cell>
          <table:table-cell/>
        </table:table-row>
        <table:table-row table:style-name="ro1">
          <table:table-cell office:value-type="string" calcext:value-type="string">
            <text:p>Rang 34 | Temps total de calcul </text:p>
          </table:table-cell>
          <table:table-cell office:value-type="string" calcext:value-type="string">
            <text:p><text:s/>3.44563 sec</text:p>
          </table:table-cell>
          <table:table-cell/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3.68173 sec</text:p>
          </table:table-cell>
          <table:table-cell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3.88495 sec</text:p>
          </table:table-cell>
          <table:table-cell/>
        </table:table-row>
        <table:table-row table:style-name="ro1">
          <table:table-cell office:value-type="string" calcext:value-type="string">
            <text:p>Rang 33 | Temps total de calcul </text:p>
          </table:table-cell>
          <table:table-cell office:value-type="string" calcext:value-type="string">
            <text:p><text:s/>3.80637 sec</text:p>
          </table:table-cell>
          <table:table-cell/>
        </table:table-row>
        <table:table-row table:style-name="ro1">
          <table:table-cell office:value-type="string" calcext:value-type="string">
            <text:p>Rang 31 | Temps total de calcul </text:p>
          </table:table-cell>
          <table:table-cell office:value-type="string" calcext:value-type="string">
            <text:p><text:s/>3.86037 sec</text:p>
          </table:table-cell>
          <table:table-cell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4.12906 sec</text:p>
          </table:table-cell>
          <table:table-cell/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4.14586 sec</text:p>
          </table:table-cell>
          <table:table-cell/>
        </table:table-row>
        <table:table-row table:style-name="ro1">
          <table:table-cell office:value-type="string" calcext:value-type="string">
            <text:p>Rang 32 | Temps total de calcul </text:p>
          </table:table-cell>
          <table:table-cell office:value-type="string" calcext:value-type="string">
            <text:p><text:s/>4.16996 sec</text:p>
          </table:table-cell>
          <table:table-cell/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4.38093 sec</text:p>
          </table:table-cell>
          <table:table-cell/>
        </table:table-row>
        <table:table-row table:style-name="ro1">
          <table:table-cell office:value-type="string" calcext:value-type="string">
            <text:p>Rang 35 | Temps total de calcul </text:p>
          </table:table-cell>
          <table:table-cell office:value-type="string" calcext:value-type="string">
            <text:p><text:s/>5.96134 sec</text:p>
          </table:table-cell>
          <table:table-cell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6.32234 sec</text:p>
          </table:table-cell>
          <table:table-cell/>
        </table:table-row>
        <table:table-row table:style-name="ro1">
          <table:table-cell office:value-type="string" calcext:value-type="string">
            <text:p>Rang 36 | Temps total de calcul </text:p>
          </table:table-cell>
          <table:table-cell office:value-type="string" calcext:value-type="string">
            <text:p><text:s/>7.41206 sec</text:p>
          </table:table-cell>
          <table:table-cell/>
        </table:table-row>
        <table:table-row table:style-name="ro1">
          <table:table-cell office:value-type="string" calcext:value-type="string">
            <text:p>Rang 28 | Temps total de calcul </text:p>
          </table:table-cell>
          <table:table-cell office:value-type="string" calcext:value-type="string">
            <text:p><text:s/>8.08367 sec</text:p>
          </table:table-cell>
          <table:table-cell/>
        </table:table-row>
        <table:table-row table:style-name="ro1">
          <table:table-cell office:value-type="string" calcext:value-type="string">
            <text:p>Rang 62 | Temps total de calcul </text:p>
          </table:table-cell>
          <table:table-cell office:value-type="string" calcext:value-type="string">
            <text:p><text:s/>8.95441 sec</text:p>
          </table:table-cell>
          <table:table-cell/>
        </table:table-row>
        <table:table-row table:style-name="ro1">
          <table:table-cell office:value-type="string" calcext:value-type="string">
            <text:p>Rang 38 | Temps total de calcul </text:p>
          </table:table-cell>
          <table:table-cell office:value-type="string" calcext:value-type="string">
            <text:p><text:s/>9.16584 sec</text:p>
          </table:table-cell>
          <table:table-cell/>
        </table:table-row>
        <table:table-row table:style-name="ro1">
          <table:table-cell office:value-type="string" calcext:value-type="string">
            <text:p>Rang 27 | Temps total de calcul </text:p>
          </table:table-cell>
          <table:table-cell office:value-type="string" calcext:value-type="string">
            <text:p><text:s/>9.31359 sec</text:p>
          </table:table-cell>
          <table:table-cell/>
        </table:table-row>
        <table:table-row table:style-name="ro1">
          <table:table-cell office:value-type="string" calcext:value-type="string">
            <text:p>Rang 37 | Temps total de calcul </text:p>
          </table:table-cell>
          <table:table-cell office:value-type="string" calcext:value-type="string">
            <text:p><text:s/>9.36319 sec</text:p>
          </table:table-cell>
          <table:table-cell/>
        </table:table-row>
        <table:table-row table:style-name="ro1">
          <table:table-cell office:value-type="string" calcext:value-type="string">
            <text:p>Rang 39 | Temps total de calcul </text:p>
          </table:table-cell>
          <table:table-cell office:value-type="string" calcext:value-type="string">
            <text:p><text:s/>9.59914 sec</text:p>
          </table:table-cell>
          <table:table-cell/>
        </table:table-row>
        <table:table-row table:style-name="ro1">
          <table:table-cell office:value-type="string" calcext:value-type="string">
            <text:p>Rang 63 | Temps total de calcul </text:p>
          </table:table-cell>
          <table:table-cell office:value-type="string" calcext:value-type="string">
            <text:p><text:s/>9.56456 sec</text:p>
          </table:table-cell>
          <table:table-cell/>
        </table:table-row>
        <table:table-row table:style-name="ro1">
          <table:table-cell office:value-type="string" calcext:value-type="string">
            <text:p>Rang 41 | Temps total de calcul </text:p>
          </table:table-cell>
          <table:table-cell office:value-type="string" calcext:value-type="string">
            <text:p><text:s/>9.68705 sec</text:p>
          </table:table-cell>
          <table:table-cell/>
        </table:table-row>
        <table:table-row table:style-name="ro1">
          <table:table-cell office:value-type="string" calcext:value-type="string">
            <text:p>Rang 40 | Temps total de calcul </text:p>
          </table:table-cell>
          <table:table-cell office:value-type="string" calcext:value-type="string">
            <text:p><text:s/>9.7756 sec</text:p>
          </table:table-cell>
          <table:table-cell/>
        </table:table-row>
        <table:table-row table:style-name="ro1">
          <table:table-cell office:value-type="string" calcext:value-type="string">
            <text:p>Rang 61 | Temps total de calcul </text:p>
          </table:table-cell>
          <table:table-cell office:value-type="string" calcext:value-type="string">
            <text:p><text:s/>10.0866 sec</text:p>
          </table:table-cell>
          <table:table-cell/>
        </table:table-row>
        <table:table-row table:style-name="ro1">
          <table:table-cell office:value-type="string" calcext:value-type="string">
            <text:p>Rang 60 | Temps total de calcul </text:p>
          </table:table-cell>
          <table:table-cell office:value-type="string" calcext:value-type="string">
            <text:p><text:s/>10.1741 sec</text:p>
          </table:table-cell>
          <table:table-cell/>
        </table:table-row>
        <table:table-row table:style-name="ro1">
          <table:table-cell office:value-type="string" calcext:value-type="string">
            <text:p>Rang 58 | Temps total de calcul </text:p>
          </table:table-cell>
          <table:table-cell office:value-type="string" calcext:value-type="string">
            <text:p><text:s/>10.4166 sec</text:p>
          </table:table-cell>
          <table:table-cell/>
        </table:table-row>
        <table:table-row table:style-name="ro1">
          <table:table-cell office:value-type="string" calcext:value-type="string">
            <text:p>Rang 59 | Temps total de calcul </text:p>
          </table:table-cell>
          <table:table-cell office:value-type="string" calcext:value-type="string">
            <text:p><text:s/>10.4354 sec</text:p>
          </table:table-cell>
          <table:table-cell/>
        </table:table-row>
        <table:table-row table:style-name="ro1">
          <table:table-cell office:value-type="string" calcext:value-type="string">
            <text:p>Rang 43 | Temps total de calcul </text:p>
          </table:table-cell>
          <table:table-cell office:value-type="string" calcext:value-type="string">
            <text:p><text:s/>10.8802 sec</text:p>
          </table:table-cell>
          <table:table-cell/>
        </table:table-row>
        <table:table-row table:style-name="ro1">
          <table:table-cell office:value-type="string" calcext:value-type="string">
            <text:p>Rang 42 | Temps total de calcul </text:p>
          </table:table-cell>
          <table:table-cell office:value-type="string" calcext:value-type="string">
            <text:p><text:s/>10.9229 sec</text:p>
          </table:table-cell>
          <table:table-cell/>
        </table:table-row>
        <table:table-row table:style-name="ro1">
          <table:table-cell office:value-type="string" calcext:value-type="string">
            <text:p>Rang 44 | Temps total de calcul </text:p>
          </table:table-cell>
          <table:table-cell office:value-type="string" calcext:value-type="string">
            <text:p><text:s/>11.3156 sec</text:p>
          </table:table-cell>
          <table:table-cell/>
        </table:table-row>
        <table:table-row table:style-name="ro1">
          <table:table-cell office:value-type="string" calcext:value-type="string">
            <text:p>Rang 57 | Temps total de calcul </text:p>
          </table:table-cell>
          <table:table-cell office:value-type="string" calcext:value-type="string">
            <text:p><text:s/>11.3105 sec</text:p>
          </table:table-cell>
          <table:table-cell/>
        </table:table-row>
        <table:table-row table:style-name="ro1">
          <table:table-cell office:value-type="string" calcext:value-type="string">
            <text:p>Rang 56 | Temps total de calcul </text:p>
          </table:table-cell>
          <table:table-cell office:value-type="string" calcext:value-type="string">
            <text:p><text:s/>12.933 sec</text:p>
          </table:table-cell>
          <table:table-cell/>
        </table:table-row>
        <table:table-row table:style-name="ro1">
          <table:table-cell office:value-type="string" calcext:value-type="string">
            <text:p>Rang 45 | Temps total de calcul </text:p>
          </table:table-cell>
          <table:table-cell office:value-type="string" calcext:value-type="string">
            <text:p><text:s/>13.4528 sec</text:p>
          </table:table-cell>
          <table:table-cell/>
        </table:table-row>
        <table:table-row table:style-name="ro1">
          <table:table-cell office:value-type="string" calcext:value-type="string">
            <text:p>Rang 46 | Temps total de calcul </text:p>
          </table:table-cell>
          <table:table-cell office:value-type="string" calcext:value-type="string">
            <text:p><text:s/>14.1168 sec</text:p>
          </table:table-cell>
          <table:table-cell/>
        </table:table-row>
        <table:table-row table:style-name="ro1">
          <table:table-cell office:value-type="string" calcext:value-type="string">
            <text:p>Rang 55 | Temps total de calcul </text:p>
          </table:table-cell>
          <table:table-cell office:value-type="string" calcext:value-type="string">
            <text:p><text:s/>14.1391 sec</text:p>
          </table:table-cell>
          <table:table-cell/>
        </table:table-row>
        <table:table-row table:style-name="ro1">
          <table:table-cell office:value-type="string" calcext:value-type="string">
            <text:p>Rang 52 | Temps total de calcul </text:p>
          </table:table-cell>
          <table:table-cell office:value-type="string" calcext:value-type="string">
            <text:p><text:s/>14.5612 sec</text:p>
          </table:table-cell>
          <table:table-cell/>
        </table:table-row>
        <table:table-row table:style-name="ro1">
          <table:table-cell office:value-type="string" calcext:value-type="string">
            <text:p>Rang 54 | Temps total de calcul </text:p>
          </table:table-cell>
          <table:table-cell office:value-type="string" calcext:value-type="string">
            <text:p><text:s/>14.6253 sec</text:p>
          </table:table-cell>
          <table:table-cell/>
        </table:table-row>
        <table:table-row table:style-name="ro1">
          <table:table-cell office:value-type="string" calcext:value-type="string">
            <text:p>Rang 47 | Temps total de calcul </text:p>
          </table:table-cell>
          <table:table-cell office:value-type="string" calcext:value-type="string">
            <text:p><text:s/>14.7617 sec</text:p>
          </table:table-cell>
          <table:table-cell/>
        </table:table-row>
        <table:table-row table:style-name="ro1">
          <table:table-cell office:value-type="string" calcext:value-type="string">
            <text:p>Rang 53 | Temps total de calcul </text:p>
          </table:table-cell>
          <table:table-cell office:value-type="string" calcext:value-type="string">
            <text:p><text:s/>14.9322 sec</text:p>
          </table:table-cell>
          <table:table-cell/>
        </table:table-row>
        <table:table-row table:style-name="ro1">
          <table:table-cell office:value-type="string" calcext:value-type="string">
            <text:p>Rang 51 | Temps total de calcul </text:p>
          </table:table-cell>
          <table:table-cell office:value-type="string" calcext:value-type="string">
            <text:p><text:s/>14.9779 sec</text:p>
          </table:table-cell>
          <table:table-cell/>
        </table:table-row>
        <table:table-row table:style-name="ro1">
          <table:table-cell office:value-type="string" calcext:value-type="string">
            <text:p>Rang 49 | Temps total de calcul </text:p>
          </table:table-cell>
          <table:table-cell office:value-type="string" calcext:value-type="string">
            <text:p><text:s/>15.3428 sec</text:p>
          </table:table-cell>
          <table:table-cell/>
        </table:table-row>
        <table:table-row table:style-name="ro1">
          <table:table-cell office:value-type="string" calcext:value-type="string">
            <text:p>Rang 50 | Temps total de calcul </text:p>
          </table:table-cell>
          <table:table-cell office:value-type="string" calcext:value-type="string">
            <text:p><text:s/>15.6817 sec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5.9173 sec</text:p>
          </table:table-cell>
          <table:table-cell/>
        </table:table-row>
        <table:table-row table:style-name="ro1">
          <table:table-cell office:value-type="string" calcext:value-type="string">
            <text:p>Rang 48 | Temps total de calcul </text:p>
          </table:table-cell>
          <table:table-cell office:value-type="string" calcext:value-type="string">
            <text:p><text:s/>15.9017 sec</text:p>
          </table:table-cell>
          <table:table-cell/>
        </table:table-row>
      </table:table>
      <table:named-expressions/>
      <table:database-ranges>
        <table:database-range table:name="__Anonymous_Sheet_DB__1" table:target-range-address="Feuille2.A79:Feuille2.AMJ1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2:42:53.400825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59:43.590370242</meta:creation-date>
    <dc:date>2017-03-08T14:31:56.332148344</dc:date>
    <meta:editing-duration>PT2H38M46S</meta:editing-duration>
    <meta:editing-cycles>28</meta:editing-cycles>
    <meta:generator>LibreOffice/4.2.8.2$Linux_X86_64 LibreOffice_project/420m0$Build-2</meta:generator>
    <meta:document-statistic meta:table-count="3" meta:cell-count="569" meta:object-count="0"/>
  </office:meta>
</office:document-meta>
</file>